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1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 portalu dla ludzi aktywnych</text:p>
      <text:p text:style-name="P1">Łukasz Śliwa, Daniel Borzęcki</text:p>
      <text:p text:style-name="Standard"/>
      <text:p text:style-name="P5">O wykorzystywanej technologii</text:p>
      <text:p text:style-name="P2"/>
      <text:p text:style-name="P3">Projekt został stworzony w języku Python z wykorzystaniem: frameworka Django do tworzenia aplikacji internetowych, bliblioteki jQuery napisanej w JavaScript oraz Google Maps API. Jako bazy danych użyliśmy sqlite3. Do testów jednostkowych została użyta pythonowa bibliteka unittest.</text:p>
      <text:p text:style-name="P3"/>
      <text:p text:style-name="P3">Django jest frameworkiem opartym o popularny w inżynierii oprogramowania model MVC (model-view-controller), który w django ma postać MVT (model-view-template). Wszystkie modele odpowiadają strukturom tabel w bazie danych. Widoki przetwarzają przesłane na serwer dane i zwracają odpowiedzi w postaci stron internetowych.</text:p>
      <text:p text:style-name="P2"/>
      <text:p text:style-name="P5">O instalacji projektu</text:p>
      <text:p text:style-name="P2"/>
      <text:p text:style-name="P6"><text:span text:style-name="T1">Po rozpakowaniu projektu na dysku wchodzimy do katalogu z projektem i wydajemy polecenie </text:span><text:span text:style-name="T2">python manage.py syncdb</text:span><text:span text:style-name="T1">, które spowoduje utworzenie wszystkich potrzebnych tabel w bazie danych. Następnie uruchamiamy serwer aplikacji wywołując </text:span><text:span text:style-name="T2">python manage.py runserver</text:span><text:span text:style-name="T3">. Pod adresem </text:span><text:a xlink:type="simple" xlink:href="http://127.0.0.1:8000/"><text:span text:style-name="T3">http://127.0.0.1:8000/</text:span></text:a><text:span text:style-name="T3"> pojawi się strona głowna projektu. Aby móc korzystać z map wymagane jest połączenie z internetem.</text:span></text:p>
      <text:p text:style-name="P2"/>
      <text:p text:style-name="P5">Struktura katalogów</text:p>
      <text:p text:style-name="P2"/>
      <text:list xml:id="list1586939850" text:style-name="L1">
        <text:list-item>
          <text:p text:style-name="P7">avatar – moduł obsługuje dodawanie zdjeć profilowych</text:p>
        </text:list-item>
        <text:list-item>
          <text:p text:style-name="P7">favorites – moduł obsługuje ulubione mapy</text:p>
        </text:list-item>
        <text:list-item>
          <text:p text:style-name="P7">settings.py – ustawienia django</text:p>
        </text:list-item>
        <text:list-item>
          <text:p text:style-name="P7">stats – moduł obsługuje statystyki i wykresy</text:p>
        </text:list-item>
        <text:list-item>
          <text:p text:style-name="P7">guide – zawiera dokumentację użytkownika</text:p>
        </text:list-item>
        <text:list-item>
          <text:p text:style-name="P7">points – moduł obsługuje tworzenie punktów na mapie</text:p>
        </text:list-item>
        <text:list-item>
          <text:p text:style-name="P7">templates – zawiera szablony stron</text:p>
        </text:list-item>
        <text:list-item>
          <text:p text:style-name="P7">comments – moduł obsługuje tworzenie komentarzy</text:p>
        </text:list-item>
        <text:list-item>
          <text:p text:style-name="P7">source/html – zawiera dokumentację techniczną</text:p>
        </text:list-item>
        <text:list-item>
          <text:p text:style-name="P7">manage.py – skrypt do uruchamiania serwera, tworzenia modułów i testowania</text:p>
        </text:list-item>
        <text:list-item>
          <text:p text:style-name="P7">profiles – moduł obsługuje tworzenie i przeglądanie profilów</text:p>
        </text:list-item>
        <text:list-item>
          <text:p text:style-name="P7">urls.py – plik zawiera listę adresów URL używanych w aplikacji</text:p>
        </text:list-item>
        <text:list-item>
          <text:p text:style-name="P7">database.sqlite3 – baza danych sqlite3</text:p>
        </text:list-item>
        <text:list-item>
          <text:p text:style-name="P7">__init__.py</text:p>
        </text:list-item>
        <text:list-item>
          <text:p text:style-name="P7">maps – moduł obsługuje tworzenie i przeglądanie map</text:p>
        </text:list-item>
        <text:list-item>
          <text:p text:style-name="P7">static – katalog plików statycznych (javascript, obrazki)</text:p>
        </text:list-item>
      </text:list>
      <text:p text:style-name="P2"/>
      <text:p text:style-name="P5">Cel projektu</text:p>
      <text:p text:style-name="P2"/>
      <text:p text:style-name="P3">Naszym celetem było stworzenie łatwej i intuicyjnej aplikacji internetowej, w której użytkownicy będą mogli tworzyć swoje ulubione trasy spacerowe, biegowe, czy rowerowe <text:soft-page-break/>oraz poznawać inne ciekawe miejsca, o których nic do tej pory nie wiedzieli. Prostota w użytkowaniu była dla nas priorytetem, ponieważ w ten sposób z naszej aplikacji mogą korzystać użytkownicy o różnym stopniu zaawansowania i obycia z komputerem. Projekt ma stać się miejscem pełnym tras z możliwością przeglądania, a wszystko to w przystępnej formie. </text:p>
      <text:p text:style-name="P3"/>
      <text:p text:style-name="P3">Mając na uwadze, że wielu użytkowników uprawia także sporty przemierzając dziennie po kilka kilometrów umożliwiamy dodawanie swoich wyników do konta i gromadzenie statystyk z możliwością generowania wykresów i przeglądania wyników z ostatnich miesięcy.</text:p>
      <text:p text:style-name="P3"/>
      <text:p text:style-name="P3">Każdy użytkownik może pozostawić komentarz pod trasą.</text:p>
      <text:p text:style-name="P2"/>
      <text:p text:style-name="P5">Dokumentacja techniczna</text:p>
      <text:p text:style-name="P2"/>
      <text:p text:style-name="P3">Pełna dokumentacja techniczna portalu znajduje się w katalogu source/html. Do utworzenia dokumentacji wspomagaliśmy się narzędziem Sphinx.</text:p>
      <text:p text:style-name="P2"/>
      <text:p text:style-name="P5">Dokumentacja użytkownika</text:p>
      <text:p text:style-name="P2"/>
      <text:p text:style-name="P3">Dokumentacja użytkownika została umieszczona w katalogu guide. Mieści się na kilku stronach pliku pdf z opisami i zdjęciami. W przystępnyc sposób prezentujemy poruszanie się po portalu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Łukasz Śliwa</meta:initial-creator>
    <meta:creation-date>2010-06-15T18:22:43</meta:creation-date>
    <dc:date>2010-06-15T23:41:52</dc:date>
    <dc:creator>Łukasz Śliwa</dc:creator>
    <meta:editing-duration>PT00H20M12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2" meta:paragraph-count="32" meta:word-count="426" meta:character-count="3092"/>
  </office:meta>
</office:document-meta>
</file>